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54in"/>
    </style:style>
    <style:style style:name="co2" style:family="table-column">
      <style:table-column-properties fo:break-before="auto" style:column-width="2.5575in"/>
    </style:style>
    <style:style style:name="co3" style:family="table-column">
      <style:table-column-properties fo:break-before="auto" style:column-width="6.53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CDP_TCU-D112185-02Jul24_07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_companhia_aerea</text:p>
          </table:table-cell>
          <table:table-cell office:value-type="string" calcext:value-type="string">
            <text:p>nome_companhia</text:p>
          </table:table-cell>
          <table:table-cell office:value-type="string" calcext:value-type="string">
            <text:p>regra_tarifar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TAM AIRLINES BRASI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L Linhas Aéreas Inteligentes</text:p>
          </table:table-cell>
          <table:table-cell office:value-type="string" calcext:value-type="string">
            <text:p><text:span text:style-name="T1"><text:a xlink:href="https://www.voegol.com.br/pt/informacoes/tarifas" xlink:type="simple">https://www.voegol.com.br/pt/informacoes/tarifas</text:a>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ZUL LINHAS AÉREAS BRASILEIRA</text:p>
          </table:table-cell>
          <table:table-cell office:value-type="string" calcext:value-type="string">
            <text:p><text:span text:style-name="T1"><text:a xlink:href="https://www.voeazul.com.br/para-sua-viagem/informacoes-para-viajar/remarcacao--cancelamento" xlink:type="simple">https://www.voeazul.com.br/para-sua-viagem/informacoes-para-viajar/remarcacao--cancelamento</text:a>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2-29T02:22:01.432765048</dc:date>
    <meta:editing-duration>PT22M57S</meta:editing-duration>
    <meta:editing-cycles>4</meta:editing-cycles>
    <meta:document-statistic meta:table-count="1" meta:cell-count="11" meta:object-count="0"/>
  </office:meta>
</office:document-meta>
</file>